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081cm" svg:stroke-color="#666666" draw:marker-start-width="0.321cm" draw:marker-end-width="0.321cm" draw:fill-color="#ffff66" draw:textarea-vertical-align="middle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7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6.479cm"/>
      <style:paragraph-properties style:writing-mode="lr-tb"/>
    </style:style>
    <style:style style:name="gr11" style:family="graphic" style:parent-style-name="standard">
      <style:graphic-properties svg:stroke-width="0.035cm" svg:stroke-color="#3333ff" draw:marker-start-width="0.252cm" draw:marker-end-width="0.252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loext:graphic-properties draw:fill-color="#ffff66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66cc"/>
    </style:style>
    <style:style style:name="P10" style:family="paragraph">
      <loext:graphic-properties draw:fill-color="#ffff00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7.02cm" svg:y="10.382cm">
          <text:p text:style-name="P1"><text:span text:style-name="T1">B</text:span></text:p>
        </draw:ellipse>
        <draw:line draw:style-name="gr2" draw:text-style-name="P3" draw:layer="layout" svg:x1="7.41cm" svg:y1="11.203cm" svg:x2="7.41cm" svg:y2="12.396cm">
          <text:p/>
        </draw:line>
        <draw:ellipse draw:style-name="gr1" draw:text-style-name="P2" draw:layer="layout" svg:width="0.779cm" svg:height="0.819cm" svg:x="7.02cm" svg:y="12.396cm">
          <text:p text:style-name="P1"><text:span text:style-name="T1">A</text:span></text:p>
        </draw:ellipse>
        <draw:ellipse draw:style-name="gr3" draw:text-style-name="P4" draw:layer="layout" svg:width="0.778cm" svg:height="0.82cm" svg:x="8.649cm" svg:y="8.966cm">
          <text:p text:style-name="P1"><text:span text:style-name="T1">C</text:span></text:p>
        </draw:ellipse>
        <draw:line draw:style-name="gr4" draw:text-style-name="P3" draw:layer="layout" svg:x1="8.719cm" svg:y1="9.637cm" svg:x2="7.728cm" svg:y2="10.532cm">
          <text:p/>
        </draw:line>
        <draw:ellipse draw:style-name="gr5" draw:text-style-name="P5" draw:layer="layout" svg:width="0.778cm" svg:height="0.82cm" svg:x="8.649cm" svg:y="6.953cm">
          <text:p text:style-name="P1"><text:span text:style-name="T1">D</text:span></text:p>
        </draw:ellipse>
        <draw:line draw:style-name="gr2" draw:text-style-name="P3" draw:layer="layout" svg:x1="9.038cm" svg:y1="7.773cm" svg:x2="9.038cm" svg:y2="8.966cm">
          <text:p/>
        </draw:line>
        <draw:ellipse draw:style-name="gr3" draw:text-style-name="P4" draw:layer="layout" svg:width="0.778cm" svg:height="0.819cm" svg:x="8.649cm" svg:y="4.94cm">
          <text:p text:style-name="P1"><text:span text:style-name="T1">E</text:span></text:p>
        </draw:ellipse>
        <draw:line draw:style-name="gr2" draw:text-style-name="P3" draw:layer="layout" svg:x1="9.038cm" svg:y1="5.76cm" svg:x2="9.038cm" svg:y2="6.953cm">
          <text:p/>
        </draw:line>
        <draw:frame draw:style-name="gr6" draw:text-style-name="P7" draw:layer="layout" svg:width="3.326cm" svg:height="0.962cm" svg:x="6.429cm" svg:y="14.454cm">
          <draw:text-box>
            <text:p text:style-name="P6">Initial</text:p>
          </draw:text-box>
        </draw:frame>
        <draw:custom-shape draw:style-name="gr7" draw:text-style-name="P4" draw:layer="layout" svg:width="3.257cm" svg:height="1.182cm" svg:x="10.002cm" svg:y="5.218cm">
          <text:p text:style-name="P1"><text:span text:style-name="T1">branche pas</text:span></text:p>
          <text:p text:style-name="P1"><text:span text:style-name="T1">si intéressan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9.61325966851 3724.7675401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1.549cm" svg:height="0.7cm" svg:x="4.789cm" svg:y="7.542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332.3870967742 34510.69900142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549cm" svg:height="0.7cm" svg:x="4.825cm" svg:y="8.75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6.979cm" svg:height="0.984cm" svg:x="14.68cm" svg:y="14.4cm">
          <draw:text-box>
            <text:p text:style-name="P6"><text:span text:style-name="T2">git cherry-pick D</text:span></text:p>
          </draw:text-box>
        </draw:frame>
        <draw:ellipse draw:style-name="gr1" draw:text-style-name="P2" draw:layer="layout" svg:width="0.779cm" svg:height="0.821cm" svg:x="7.021cm" svg:y="8.362cm">
          <text:p text:style-name="P1"><text:span text:style-name="T1">F</text:span></text:p>
        </draw:ellipse>
        <draw:line draw:style-name="gr2" draw:text-style-name="P3" draw:layer="layout" svg:x1="7.411cm" svg:y1="9.183cm" svg:x2="7.411cm" svg:y2="10.376cm">
          <text:p/>
        </draw:line>
        <draw:ellipse draw:style-name="gr1" draw:text-style-name="P2" draw:layer="layout" svg:width="0.779cm" svg:height="0.821cm" svg:x="17.69cm" svg:y="10.383cm">
          <text:p text:style-name="P1"><text:span text:style-name="T1">B</text:span></text:p>
        </draw:ellipse>
        <draw:line draw:style-name="gr2" draw:text-style-name="P3" draw:layer="layout" svg:x1="18.08cm" svg:y1="11.204cm" svg:x2="18.08cm" svg:y2="12.397cm">
          <text:p/>
        </draw:line>
        <draw:ellipse draw:style-name="gr1" draw:text-style-name="P2" draw:layer="layout" svg:width="0.779cm" svg:height="0.819cm" svg:x="17.69cm" svg:y="12.397cm">
          <text:p text:style-name="P1"><text:span text:style-name="T1">A</text:span></text:p>
        </draw:ellipse>
        <draw:ellipse draw:style-name="gr3" draw:text-style-name="P4" draw:layer="layout" svg:width="0.778cm" svg:height="0.82cm" svg:x="19.319cm" svg:y="8.967cm">
          <text:p text:style-name="P1"><text:span text:style-name="T1">C</text:span></text:p>
        </draw:ellipse>
        <draw:line draw:style-name="gr4" draw:text-style-name="P3" draw:layer="layout" svg:x1="19.389cm" svg:y1="9.638cm" svg:x2="18.398cm" svg:y2="10.533cm">
          <text:p/>
        </draw:line>
        <draw:ellipse draw:style-name="gr3" draw:text-style-name="P4" draw:layer="layout" svg:width="0.778cm" svg:height="0.82cm" svg:x="19.319cm" svg:y="6.954cm">
          <text:p text:style-name="P1"><text:span text:style-name="T1">D</text:span></text:p>
        </draw:ellipse>
        <draw:line draw:style-name="gr2" draw:text-style-name="P3" draw:layer="layout" svg:x1="19.708cm" svg:y1="7.774cm" svg:x2="19.708cm" svg:y2="8.967cm">
          <text:p/>
        </draw:line>
        <draw:ellipse draw:style-name="gr3" draw:text-style-name="P4" draw:layer="layout" svg:width="0.778cm" svg:height="0.819cm" svg:x="19.319cm" svg:y="4.941cm">
          <text:p text:style-name="P1"><text:span text:style-name="T1">E</text:span></text:p>
        </draw:ellipse>
        <draw:line draw:style-name="gr2" draw:text-style-name="P3" draw:layer="layout" svg:x1="19.708cm" svg:y1="5.761cm" svg:x2="19.708cm" svg:y2="6.954cm">
          <text:p/>
        </draw:line>
        <draw:custom-shape draw:style-name="gr8" draw:text-style-name="P8" draw:layer="layout" svg:width="1.549cm" svg:height="0.7cm" svg:x="15.459cm" svg:y="5.543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900.3870967742 32600.2853067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549cm" svg:height="0.7cm" svg:x="15.495cm" svg:y="6.751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17.691cm" svg:y="8.363cm">
          <text:p text:style-name="P1"><text:span text:style-name="T1">F</text:span></text:p>
        </draw:ellipse>
        <draw:line draw:style-name="gr2" draw:text-style-name="P3" draw:layer="layout" svg:x1="18.081cm" svg:y1="9.184cm" svg:x2="18.081cm" svg:y2="10.377cm">
          <text:p/>
        </draw:line>
        <draw:ellipse draw:style-name="gr5" draw:text-style-name="P5" draw:layer="layout" svg:width="0.779cm" svg:height="0.821cm" svg:x="17.692cm" svg:y="6.343cm">
          <text:p text:style-name="P1"><text:span text:style-name="T1">D'</text:span></text:p>
        </draw:ellipse>
        <draw:line draw:style-name="gr2" draw:text-style-name="P3" draw:layer="layout" svg:x1="18.082cm" svg:y1="7.164cm" svg:x2="18.082cm" svg:y2="8.357cm">
          <text:p/>
        </draw:line>
        <draw:custom-shape draw:style-name="gr11" draw:text-style-name="P10" draw:layer="layout" svg:width="3.257cm" svg:height="1.182cm" svg:x="9.971cm" svg:y="7.219cm">
          <text:p text:style-name="P1"><text:span text:style-name="T1">commit</text:span></text:p>
          <text:p text:style-name="P1"><text:span text:style-name="T1">intéressa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9.61325966851 3724.7675401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257cm" svg:height="1.182cm" svg:x="20.671cm" svg:y="5.219cm">
          <text:p text:style-name="P1"><text:span text:style-name="T1">branche pas</text:span></text:p>
          <text:p text:style-name="P1"><text:span text:style-name="T1">si intéressan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9.61325966851 3724.7675401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3T17:48:37.425443223</dc:date>
    <meta:editing-duration>P1DT14H7M52S</meta:editing-duration>
    <meta:editing-cycles>14</meta:editing-cycles>
    <meta:generator>LibreOffice/6.4.7.2$Linux_X86_64 LibreOffice_project/40$Build-2</meta:generator>
    <meta:document-statistic meta:object-count="33"/>
  </office:meta>
</office:document-meta>
</file>